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04e4d" draw:textarea-horizontal-align="justify" draw:textarea-vertical-align="middle" draw:auto-grow-height="false" fo:min-height="1.535cm" fo:min-width="2.87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082cm" fo:min-width="3.21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082cm" fo:min-width="3.21cm"/>
    </style:style>
    <style:style style:name="gr6" style:family="graphic" style:parent-style-name="standard">
      <style:graphic-properties draw:fill-color="#f04e4d" draw:textarea-horizontal-align="justify" draw:textarea-vertical-align="middle" draw:auto-grow-height="false" fo:min-height="1.737cm" fo:min-width="3.217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8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9" style:family="graphic" style:parent-style-name="standard">
      <style:graphic-properties draw:fill-color="#ef413d" draw:textarea-horizontal-align="justify" draw:textarea-vertical-align="middle" draw:auto-grow-height="false" fo:min-height="2.008cm" fo:min-width="3.136cm"/>
    </style:style>
    <style:style style:name="gr10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bce4e5" draw:textarea-horizontal-align="justify" draw:textarea-vertical-align="middle" draw:auto-grow-height="false" fo:min-height="2.197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74cm" svg:height="1.785cm" svg:x="8.888cm" svg:y="6.2cm">
          <text:p text:style-name="P1">Pol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001cm" svg:y1="25.593cm" svg:x2="35.279cm" svg:y2="25.593cm">
          <text:p/>
        </draw:line>
        <draw:custom-shape draw:style-name="gr1" draw:text-style-name="P2" draw:layer="layout" svg:width="3.374cm" svg:height="1.785cm" svg:x="15.012cm" svg:y="1.722cm">
          <text:p text:style-name="P1">Evol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21.147cm" svg:y="6.2cm">
          <text:p text:style-name="P1">F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7.068cm" svg:y="10.494cm">
          <text:p text:style-name="P1">Massi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23.195cm" svg:y="10.611cm">
          <text:p text:style-name="P1">Rou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8.889cm" svg:y="15.915cm">
          <text:p text:style-name="P1">Absyn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15.084cm" svg:y="10.603cm">
          <text:p text:style-name="P1">Dro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15.085cm" svg:y="20.118cm">
          <text:p text:style-name="P1">Ali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74cm" svg:height="1.785cm" svg:x="21.211cm" svg:y="15.854cm">
          <text:p text:style-name="P1">Not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4" xml:id="id4" draw:id="id4" draw:layer="layout" svg:width="3.71cm" svg:height="2.332cm" svg:x="13.787cm" svg:y="14.045cm">
          <text:p text:style-name="P1">Contrebasse1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21cm" svg:height="3.21cm" svg:x="8.809cm" svg:y="6.985cm">
          <text:p text:style-name="P1">Cellos1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3.71cm" svg:height="2.332cm" svg:x="1.342cm" svg:y="8.872cm">
          <text:p text:style-name="P1">Violons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001cm" svg:y1="25.593cm" svg:x2="35.279cm" svg:y2="25.593cm">
          <text:p/>
        </draw:line>
        <draw:custom-shape draw:style-name="gr6" draw:text-style-name="P2" xml:id="id7" draw:id="id7" draw:layer="layout" svg:width="3.717cm" svg:height="1.987cm" svg:x="29.862cm" svg:y="2.009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3.71cm" svg:height="2.332cm" svg:x="17.638cm" svg:y="20.534cm">
          <text:p text:style-name="P1">Flutes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71cm" svg:height="2.332cm" svg:x="23.871cm" svg:y="15.258cm">
          <text:p text:style-name="P1">Haubois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21cm" svg:height="3.21cm" svg:x="8.804cm" svg:y="2.952cm">
          <text:p text:style-name="P1">Cor</text:p>
          <draw:enhanced-geometry svg:viewBox="0 0 21600 21600" draw:type="rectangle" draw:enhanced-path="M 0 0 L 21600 0 21600 21600 0 21600 0 0 Z N"/>
        </draw:custom-shape>
        <draw:custom-shape draw:style-name="gr9" draw:text-style-name="P6" xml:id="id9" draw:id="id9" draw:layer="layout" svg:width="3.636cm" svg:height="2.258cm" svg:x="29.841cm" svg:y="8.481cm">
          <text:p text:style-name="P1">Trombone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3.71cm" svg:height="2.332cm" svg:x="21.883cm" svg:y="18.059cm">
          <text:p text:style-name="P1">Clarinett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-3.526cm" svg:y1="26.248cm" svg:x2="31.752cm" svg:y2="26.248cm">
          <text:p/>
        </draw:line>
        <draw:custom-shape draw:style-name="gr7" draw:text-style-name="P6" xml:id="id13" draw:id="id13" draw:layer="layout" svg:width="3.71cm" svg:height="2.332cm" svg:x="12.751cm" svg:y="21.907cm">
          <text:p text:style-name="P1">Basson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5.052cm" svg:y1="10.038cm" svg:x2="8.804cm" svg:y2="4.557cm" draw:start-shape="id1" draw:start-glue-point="1" draw:end-shape="id2" svg:d="M5052 10038c2814 0 938-5481 3752-5481" svg:viewBox="0 0 3753 5482">
          <text:p/>
        </draw:connector>
        <draw:custom-shape draw:style-name="gr5" draw:text-style-name="P5" xml:id="id6" draw:id="id6" draw:layer="layout" svg:width="3.71cm" svg:height="2.332cm" svg:x="19.425cm" svg:y="1.843cm">
          <text:p text:style-name="P1">Violons2</text:p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3.394cm" svg:height="2.447cm" svg:x="19.499cm" svg:y="5.078cm">
          <text:p text:style-name="P1">Cellos2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71cm" svg:height="2.332cm" svg:x="19.25cm" svg:y="8.52cm">
          <text:p text:style-name="P1">Contrebasse2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12.014cm" svg:y1="4.557cm" svg:x2="19.499cm" svg:y2="6.301cm" draw:start-shape="id2" draw:end-shape="id3" draw:end-glue-point="3" svg:d="M12014 4557c5614 0 1872 1744 7485 1744" svg:viewBox="0 0 7486 1745">
          <text:p/>
        </draw:connector>
        <draw:connector draw:style-name="gr10" draw:text-style-name="P3" draw:layer="layout" draw:type="curve" svg:x1="17.497cm" svg:y1="15.211cm" svg:x2="19.25cm" svg:y2="9.686cm" draw:start-shape="id4" draw:end-shape="id5" svg:d="M17497 15211c1324 0 448-5525 1753-5525" svg:viewBox="0 0 1754 5526">
          <text:p/>
        </draw:connector>
        <draw:connector draw:style-name="gr10" draw:text-style-name="P3" draw:layer="layout" draw:type="curve" svg:x1="12.014cm" svg:y1="4.557cm" svg:x2="19.25cm" svg:y2="9.686cm" draw:start-shape="id2" draw:end-shape="id5" svg:d="M12014 4557c5365 0 1748 5129 7236 5129" svg:viewBox="0 0 7237 5130">
          <text:p/>
        </draw:connector>
        <draw:connector draw:style-name="gr10" draw:text-style-name="P3" draw:layer="layout" draw:type="curve" draw:line-skew="0.106cm" svg:x1="23.135cm" svg:y1="3.009cm" svg:x2="29.862cm" svg:y2="3.002cm" draw:start-shape="id6" draw:end-shape="id7" draw:end-glue-point="3" svg:d="M23135 3009c5203 0 1840-7 6727-7" svg:viewBox="0 0 6728 8">
          <text:p/>
        </draw:connector>
        <draw:connector draw:style-name="gr10" draw:text-style-name="P3" draw:layer="layout" draw:type="curve" svg:x1="5.052cm" svg:y1="10.038cm" svg:x2="8.809cm" svg:y2="8.59cm" draw:start-shape="id1" draw:end-shape="id8" draw:end-glue-point="3" svg:d="M5052 10038c2818 0 940-1448 3757-1448" svg:viewBox="0 0 3758 1449">
          <text:p/>
        </draw:connector>
        <draw:connector draw:style-name="gr10" draw:text-style-name="P3" draw:layer="layout" draw:type="curve" svg:x1="5.052cm" svg:y1="10.038cm" svg:x2="13.787cm" svg:y2="15.211cm" draw:start-shape="id1" draw:end-shape="id4" svg:d="M5052 10038c6489 0 2122 5173 8735 5173" svg:viewBox="0 0 8736 5174">
          <text:p/>
        </draw:connector>
        <draw:connector draw:style-name="gr10" draw:text-style-name="P3" draw:layer="layout" draw:type="curve" svg:x1="11.988cm" svg:y1="4.474cm" svg:x2="19.294cm" svg:y2="2.926cm" svg:d="M11988 4474c5479 0 1827-1548 7306-1548" svg:viewBox="0 0 7307 1549">
          <text:p/>
        </draw:connector>
        <draw:connector draw:style-name="gr10" draw:text-style-name="P3" draw:layer="layout" draw:type="curve" svg:x1="22.893cm" svg:y1="6.301cm" svg:x2="29.841cm" svg:y2="9.61cm" draw:start-shape="id3" draw:end-shape="id9" svg:d="M22893 6301c5211 0 1737 3309 6948 3309" svg:viewBox="0 0 6949 3310">
          <text:p/>
        </draw:connector>
        <draw:connector draw:style-name="gr10" draw:text-style-name="P3" draw:layer="layout" draw:type="curve" svg:x1="12.019cm" svg:y1="8.59cm" svg:x2="19.499cm" svg:y2="6.301cm" draw:start-shape="id8" draw:end-shape="id3" draw:end-glue-point="3" svg:d="M12019 8590c5610 0 1870-2289 7480-2289" svg:viewBox="0 0 7481 2290">
          <text:p/>
        </draw:connector>
        <draw:connector draw:style-name="gr10" draw:text-style-name="P3" draw:layer="layout" draw:type="curve" svg:x1="23.03cm" svg:y1="3.113cm" svg:x2="29.841cm" svg:y2="9.61cm" draw:end-shape="id9" svg:d="M23030 3113c4732 0 1327 6497 6811 6497" svg:viewBox="0 0 6812 6498">
          <text:p/>
        </draw:connector>
        <draw:connector draw:style-name="gr10" draw:text-style-name="P3" draw:layer="layout" draw:type="curve" svg:x1="22.96cm" svg:y1="9.686cm" svg:x2="29.841cm" svg:y2="9.61cm" draw:start-shape="id5" draw:end-shape="id9" svg:d="M22960 9686c5232 0 1792-76 6881-76" svg:viewBox="0 0 6882 77">
          <text:p/>
        </draw:connector>
        <draw:connector draw:style-name="gr10" draw:text-style-name="P3" draw:layer="layout" draw:type="curve" svg:x1="22.867cm" svg:y1="6.371cm" svg:x2="29.862cm" svg:y2="3.002cm" draw:end-shape="id7" svg:d="M22867 6371c4870 0 1373-3369 6995-3369" svg:viewBox="0 0 6996 3370">
          <text:p/>
        </draw:connector>
        <draw:connector draw:style-name="gr10" draw:text-style-name="P3" draw:layer="layout" draw:type="curve" svg:x1="22.934cm" svg:y1="9.642cm" svg:x2="29.862cm" svg:y2="3.002cm" draw:end-shape="id7" svg:d="M22934 9642c4819 0 1356-6640 6928-6640" svg:viewBox="0 0 6929 6641">
          <text:p/>
        </draw:connector>
        <draw:connector draw:style-name="gr10" draw:text-style-name="P3" draw:layer="layout" draw:type="curve" svg:x1="17.497cm" svg:y1="15.211cm" svg:x2="23.871cm" svg:y2="16.424cm" draw:start-shape="id4" draw:end-shape="id10" svg:d="M17497 15211c4852 0 1666 1213 6374 1213" svg:viewBox="0 0 6375 1214">
          <text:p/>
        </draw:connector>
        <draw:connector draw:style-name="gr10" draw:text-style-name="P3" draw:layer="layout" draw:type="curve" svg:x1="17.497cm" svg:y1="15.211cm" svg:x2="21.883cm" svg:y2="19.225cm" draw:start-shape="id4" draw:end-shape="id11" svg:d="M17497 15211c3361 0 1169 4014 4386 4014" svg:viewBox="0 0 4387 4015">
          <text:p/>
        </draw:connector>
        <draw:connector draw:style-name="gr10" draw:text-style-name="P3" draw:layer="layout" draw:type="curve" svg:x1="17.497cm" svg:y1="15.211cm" svg:x2="19.493cm" svg:y2="20.534cm" draw:start-shape="id4" draw:start-glue-point="1" draw:end-shape="id12" svg:d="M17497 15211c1331 0 1996 1774 1996 5323" svg:viewBox="0 0 1997 5324">
          <text:p/>
        </draw:connector>
        <draw:connector draw:style-name="gr10" draw:text-style-name="P3" draw:layer="layout" draw:type="curve" svg:x1="17.497cm" svg:y1="15.211cm" svg:x2="12.751cm" svg:y2="23.073cm" draw:start-shape="id4" draw:start-glue-point="1" draw:end-shape="id13" draw:end-glue-point="3" svg:d="M17497 15211c894 0 597 3931-2325 3931-2921 0-3172 3931-2421 3931" svg:viewBox="0 0 5552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TLC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9-05T09:05:06.862000000</dc:date>
    <meta:editing-duration>PT10H29M18S</meta:editing-duration>
    <meta:editing-cycles>39</meta:editing-cycles>
    <meta:generator>LibreOffice/6.0.6.2$Windows_X86_64 LibreOffice_project/0c292870b25a325b5ed35f6b45599d2ea4458e77</meta:generator>
    <meta:document-statistic meta:object-count="43"/>
  </office:meta>
</office:document-meta>
</file>